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8.065cm"/>
    </style:style>
    <style:style style:name="Table1.B" style:family="table-column">
      <style:table-column-properties style:column-width="1.598cm"/>
    </style:style>
    <style:style style:name="Table1.C" style:family="table-column">
      <style:table-column-properties style:column-width="7.338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 style:list-style-name="L8"/>
    <style:style style:name="P3" style:family="paragraph" style:parent-style-name="Preformatted_20_Text" style:list-style-name="L8">
      <style:paragraph-properties fo:margin-top="0cm" fo:margin-bottom="0.499cm" style:contextual-spacing="false"/>
    </style:style>
    <style:style style:name="P4" style:family="paragraph" style:parent-style-name="Preformatted_20_Text" style:list-style-name="L9">
      <style:paragraph-properties fo:margin-top="0cm" fo:margin-bottom="0.499cm" style:contextual-spacing="false"/>
    </style:style>
    <style:style style:name="P5" style:family="paragraph" style:parent-style-name="Preformatted_20_Text" style:list-style-name="L11"/>
    <style:style style:name="P6" style:family="paragraph" style:parent-style-name="Preformatted_20_Text" style:list-style-name="L11">
      <style:paragraph-properties fo:margin-top="0cm" fo:margin-bottom="0.499cm" style:contextual-spacing="false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Below is a clean <text:span text:style-name="Strong_20_Emphasis">architectural write-up</text:span> that describes <text:span text:style-name="Strong_20_Emphasis">each OAuth + Google API endpoint</text:span>, its purpose, how it works, and how we will build it.<text:line-break/>This is exactly what you would include in backend documentation or a design specification.</text:p>
      <text:p text:style-name="Text_20_body">It will help you clearly understand:</text:p>
      <text:list text:style-name="L1">
        <text:list-item>
          <text:p text:style-name="P7">What endpoints we need</text:p>
        </text:list-item>
        <text:list-item>
          <text:p text:style-name="P7">How the OAuth flow works</text:p>
        </text:list-item>
        <text:list-item>
          <text:p text:style-name="P7">How tokens are stored and refreshed</text:p>
        </text:list-item>
        <text:list-item>
          <text:p text:style-name="P7">How Gmail + Classroom data will be fetched</text:p>
        </text:list-item>
      </text:list>
      <text:p text:style-name="Horizontal_20_Line"/>
      <text:h text:style-name="Heading_20_1" text:outline-level="1"><text:span text:style-name="Strong_20_Emphasis">UniDash Backend — Google OAuth &amp; API Integration Plan</text:span></text:h>
      <text:p text:style-name="Text_20_body">The UniDash app requires secure, offline access to <text:span text:style-name="Strong_20_Emphasis">Gmail</text:span> and <text:span text:style-name="Strong_20_Emphasis">Google Classroom</text:span> data.<text:line-break/>Firebase Authentication alone cannot access these APIs — we must implement <text:span text:style-name="Strong_20_Emphasis">Google OAuth 2.0 Authorization Code Flow</text:span>.</text:p>
      <text:p text:style-name="Text_20_body">The backend will consist of <text:span text:style-name="Strong_20_Emphasis">five major components</text:span>:</text:p>
      <text:list text:style-name="L2">
        <text:list-item>
          <text:p text:style-name="P8">OAuth Initialization (get Google consent URL)</text:p>
        </text:list-item>
        <text:list-item>
          <text:p text:style-name="P8">OAuth Token Exchange (convert authorization code → tokens)</text:p>
        </text:list-item>
        <text:list-item>
          <text:p text:style-name="P8">Token Storage (PostgreSQL)</text:p>
        </text:list-item>
        <text:list-item>
          <text:p text:style-name="P8">Token Refresh (automatic)</text:p>
        </text:list-item>
        <text:list-item>
          <text:p text:style-name="P8">Google API Fetch Endpoints (Gmail + Classroom)</text:p>
        </text:list-item>
      </text:list>
      <text:p text:style-name="Text_20_body">Below is a detailed write-up.</text:p>
      <text:p text:style-name="Horizontal_20_Line"/>
      <text:h text:style-name="Heading_20_1" text:outline-level="1">----------------------------------</text:h>
      <text:h text:style-name="Heading_20_1" text:outline-level="1"><text:span text:style-name="Strong_20_Emphasis">1. </text:span><text:span text:style-name="Strong_20_Emphasis"><text:span text:style-name="Source_20_Text">/auth/google/url</text:span></text:span></text:h>
      <text:h text:style-name="Heading_20_3" text:outline-level="3">Purpose:</text:h>
      <text:p text:style-name="Text_20_body">Generate the Google OAuth consent URL that the <text:span text:style-name="Strong_20_Emphasis">Flutter app should open</text:span>.</text:p>
      <text:h text:style-name="Heading_20_3" text:outline-level="3">Why this endpoint exists:</text:h>
      <text:p text:style-name="Text_20_body">The backend must specify:</text:p>
      <text:list text:style-name="L3">
        <text:list-item>
          <text:p text:style-name="P9">Scopes (Gmail, Classroom)</text:p>
        </text:list-item>
        <text:list-item>
          <text:p text:style-name="P9"><text:soft-page-break/>Client ID (Web OAuth client)</text:p>
        </text:list-item>
        <text:list-item>
          <text:p text:style-name="P9">Redirect URI (mobile deep link: <text:span text:style-name="Source_20_Text">com.example.trial1:/oauth2redirect</text:span>)</text:p>
        </text:list-item>
        <text:list-item>
          <text:p text:style-name="P9"><text:span text:style-name="Source_20_Text">access_type=offline</text:span> → required for refresh tokens</text:p>
        </text:list-item>
        <text:list-item>
          <text:p text:style-name="P9"><text:span text:style-name="Source_20_Text">prompt=consent</text:span> → ensures refresh token is provided</text:p>
        </text:list-item>
      </text:list>
      <text:h text:style-name="Heading_20_3" text:outline-level="3">What Flutter does:</text:h>
      <text:list text:style-name="L4">
        <text:list-item>
          <text:p text:style-name="P10">Calls <text:span text:style-name="Source_20_Text">/auth/google/url</text:span></text:p>
        </text:list-item>
        <text:list-item>
          <text:p text:style-name="P10">Receives the OAuth URL</text:p>
        </text:list-item>
        <text:list-item>
          <text:p text:style-name="P10">Opens it in a browser</text:p>
        </text:list-item>
        <text:list-item>
          <text:p text:style-name="P10">User grants permissions</text:p>
        </text:list-item>
        <text:list-item>
          <text:p text:style-name="P10">Google redirects back to Flutter deep link</text:p>
        </text:list-item>
        <text:list-item>
          <text:p text:style-name="P10">Flutter extracts the <text:span text:style-name="Source_20_Text">code</text:span></text:p>
        </text:list-item>
      </text:list>
      <text:h text:style-name="Heading_20_3" text:outline-level="3">Backend Implementation:</text:h>
      <text:list text:style-name="L5">
        <text:list-item>
          <text:p text:style-name="P11">Build URL using Web Client ID</text:p>
        </text:list-item>
        <text:list-item>
          <text:p text:style-name="P11">Return JSON: <text:span text:style-name="Source_20_Text">{ auth_url: "https://accounts.google.com/o/oauth2/v2/auth?... }</text:span></text:p>
        </text:list-item>
      </text:list>
      <text:p text:style-name="Text_20_body">This endpoint involves <text:span text:style-name="Strong_20_Emphasis">no DB</text:span>.</text:p>
      <text:p text:style-name="Horizontal_20_Line"/>
      <text:h text:style-name="Heading_20_1" text:outline-level="1">----------------------------------</text:h>
      <text:h text:style-name="Heading_20_1" text:outline-level="1"><text:span text:style-name="Strong_20_Emphasis">2. </text:span><text:span text:style-name="Strong_20_Emphasis"><text:span text:style-name="Source_20_Text">/auth/google/exchange</text:span></text:span></text:h>
      <text:h text:style-name="Heading_20_3" text:outline-level="3">Purpose:</text:h>
      <text:p text:style-name="Text_20_body">Flutter sends the <text:span text:style-name="Strong_20_Emphasis">authorization code</text:span> here.</text:p>
      <text:p text:style-name="Text_20_body">Backend exchanges:</text:p>
      <text:p text:style-name="P1"><text:span text:style-name="Source_20_Text">code <text:s/>→ <text:s/>access_token + refresh_token + expires_in</text:span></text:p>
      <text:h text:style-name="Heading_20_3" text:outline-level="3">Why backend must handle exchange:</text:h>
      <text:list text:style-name="L6">
        <text:list-item>
          <text:p text:style-name="P12">Client secret must NOT exist in Flutter</text:p>
        </text:list-item>
        <text:list-item>
          <text:p text:style-name="P12">Refresh tokens must be stored securely</text:p>
        </text:list-item>
        <text:list-item>
          <text:p text:style-name="P12">Backend handles token refresh</text:p>
        </text:list-item>
        <text:list-item>
          <text:p text:style-name="P12">Backend calls Gmail &amp; Classroom APIs on behalf of the user</text:p>
        </text:list-item>
      </text:list>
      <text:h text:style-name="Heading_20_3" text:outline-level="3"><text:soft-page-break/>What backend does in this endpoint:</text:h>
      <text:list text:style-name="L7">
        <text:list-item>
          <text:p text:style-name="P13">Accepts <text:span text:style-name="Source_20_Text">{ "code": "XYZ" }</text:span> payload</text:p>
        </text:list-item>
        <text:list-item>
          <text:p text:style-name="P13">Calls Google's <text:span text:style-name="Source_20_Text">https://oauth2.googleapis.com/token</text:span> endpoint</text:p>
        </text:list-item>
        <text:list-item>
          <text:p text:style-name="P13">Receives:</text:p>
          <text:list>
            <text:list-item>
              <text:p text:style-name="P13">access_token</text:p>
            </text:list-item>
            <text:list-item>
              <text:p text:style-name="P13">refresh_token</text:p>
            </text:list-item>
            <text:list-item>
              <text:p text:style-name="P13">expires_in</text:p>
            </text:list-item>
            <text:list-item>
              <text:p text:style-name="P13">token_type</text:p>
            </text:list-item>
            <text:list-item>
              <text:p text:style-name="P13">scope</text:p>
            </text:list-item>
          </text:list>
        </text:list-item>
        <text:list-item>
          <text:p text:style-name="P13">Saves tokens to PostgreSQL</text:p>
        </text:list-item>
        <text:list-item>
          <text:p text:style-name="P13">Marks user as <text:span text:style-name="Source_20_Text">oauth_connected = true</text:span></text:p>
        </text:list-item>
      </text:list>
      <text:h text:style-name="Heading_20_3" text:outline-level="3">DB data saved:</text:h>
      <text:p text:style-name="Preformatted_20_Text"><text:span text:style-name="Source_20_Text">uid</text:span></text:p>
      <text:p text:style-name="Preformatted_20_Text"><text:span text:style-name="Source_20_Text">access_token</text:span></text:p>
      <text:p text:style-name="Preformatted_20_Text"><text:span text:style-name="Source_20_Text">refresh_token</text:span></text:p>
      <text:p text:style-name="Preformatted_20_Text"><text:span text:style-name="Source_20_Text">expires_at</text:span></text:p>
      <text:p text:style-name="Preformatted_20_Text"><text:span text:style-name="Source_20_Text">scopes</text:span></text:p>
      <text:p text:style-name="P1"><text:span text:style-name="Source_20_Text">token_type</text:span></text:p>
      <text:p text:style-name="Text_20_body">This endpoint performs the most critical OAuth task.</text:p>
      <text:p text:style-name="Horizontal_20_Line"/>
      <text:h text:style-name="Heading_20_1" text:outline-level="1">----------------------------------</text:h>
      <text:h text:style-name="Heading_20_1" text:outline-level="1"><text:span text:style-name="Strong_20_Emphasis">3. Automatic Token Refresh (internal logic)</text:span></text:h>
      <text:p text:style-name="Text_20_body">Access tokens expire every <text:span text:style-name="Strong_20_Emphasis">1 hour</text:span>.</text:p>
      <text:p text:style-name="Text_20_body">The backend must:</text:p>
      <text:list text:style-name="L8">
        <text:list-item>
          <text:p text:style-name="P14">Check if <text:span text:style-name="Source_20_Text">expires_at &lt; now()</text:span></text:p>
        </text:list-item>
        <text:list-item>
          <text:p text:style-name="P14">If expired → call Google OAuth token refresh endpoint:</text:p>
          <text:p text:style-name="P2"><text:span text:style-name="Source_20_Text">POST https://oauth2.googleapis.com/token</text:span></text:p>
          <text:p text:style-name="P2"><text:span text:style-name="Source_20_Text">{</text:span></text:p>
          <text:p text:style-name="P2"><text:span text:style-name="Source_20_Text"><text:s text:c="2"/>refresh_token: "...",</text:span></text:p>
          <text:p text:style-name="P2"><text:span text:style-name="Source_20_Text"><text:s text:c="2"/>client_id: "...",</text:span></text:p>
          <text:p text:style-name="P2"><text:span text:style-name="Source_20_Text"><text:s text:c="2"/>client_secret: "...",</text:span></text:p>
          <text:p text:style-name="P2"><text:span text:style-name="Source_20_Text"><text:s text:c="2"/>grant_type: "refresh_token"</text:span></text:p>
          <text:p text:style-name="P3"><text:span text:style-name="Source_20_Text">}</text:span></text:p>
        </text:list-item>
        <text:list-item>
          <text:p text:style-name="P14">Update the DB with the new <text:span text:style-name="Source_20_Text">access_token</text:span> and new <text:span text:style-name="Source_20_Text">expires_at</text:span></text:p>
        </text:list-item>
      </text:list>
      <text:h text:style-name="Heading_20_3" text:outline-level="3"><text:soft-page-break/>When is refresh performed?</text:h>
      <text:p text:style-name="Text_20_body">Every time a Gmail/Classroom API endpoint is called:</text:p>
      <text:p text:style-name="Preformatted_20_Text"><text:span text:style-name="Source_20_Text">if token_expired:</text:span></text:p>
      <text:p text:style-name="Preformatted_20_Text"><text:span text:style-name="Source_20_Text"><text:s text:c="4"/>refresh_token()</text:span></text:p>
      <text:p text:style-name="Preformatted_20_Text"><text:span text:style-name="Source_20_Text">else:</text:span></text:p>
      <text:p text:style-name="P1"><text:span text:style-name="Source_20_Text"><text:s text:c="4"/>use existing token</text:span></text:p>
      <text:p text:style-name="Text_20_body">This is hidden from Flutter.<text:line-break/>Flutter never touches refresh tokens.</text:p>
      <text:p text:style-name="Horizontal_20_Line"/>
      <text:h text:style-name="Heading_20_1" text:outline-level="1">----------------------------------</text:h>
      <text:h text:style-name="Heading_20_1" text:outline-level="1"><text:span text:style-name="Strong_20_Emphasis">4. </text:span><text:span text:style-name="Strong_20_Emphasis"><text:span text:style-name="Source_20_Text">/google/gmail/messages</text:span></text:span></text:h>
      <text:h text:style-name="Heading_20_3" text:outline-level="3">Purpose:</text:h>
      <text:p text:style-name="Text_20_body">Fetch recent Gmail messages.</text:p>
      <text:h text:style-name="Heading_20_3" text:outline-level="3">What this endpoint does:</text:h>
      <text:list text:style-name="L9">
        <text:list-item>
          <text:p text:style-name="P15">Determine user’s UID from Firebase token</text:p>
        </text:list-item>
        <text:list-item>
          <text:p text:style-name="P15">Load user’s OAuth tokens</text:p>
        </text:list-item>
        <text:list-item>
          <text:p text:style-name="P15">Refresh if needed</text:p>
        </text:list-item>
        <text:list-item>
          <text:p text:style-name="P15">Call Gmail API:</text:p>
          <text:p text:style-name="P4"><text:span text:style-name="Source_20_Text">GET https://gmail.googleapis.com/gmail/v1/users/me/messages</text:span></text:p>
        </text:list-item>
        <text:list-item>
          <text:p text:style-name="P15">Parse messages</text:p>
        </text:list-item>
        <text:list-item>
          <text:p text:style-name="P15">Return them to Flutter</text:p>
        </text:list-item>
      </text:list>
      <text:h text:style-name="Heading_20_3" text:outline-level="3">Why not call Gmail directly from Flutter?</text:h>
      <text:list text:style-name="L10">
        <text:list-item>
          <text:p text:style-name="P16">Tokens stored on backend only</text:p>
        </text:list-item>
        <text:list-item>
          <text:p text:style-name="P16">Refresh token must be kept secret</text:p>
        </text:list-item>
        <text:list-item>
          <text:p text:style-name="P16">Gmail API limits require server-side caching in future</text:p>
        </text:list-item>
        <text:list-item>
          <text:p text:style-name="P16">Backend can sanitize/filter email data</text:p>
        </text:list-item>
      </text:list>
      <text:p text:style-name="Horizontal_20_Line"/>
      <text:h text:style-name="Heading_20_1" text:outline-level="1"><text:soft-page-break/>----------------------------------</text:h>
      <text:h text:style-name="Heading_20_1" text:outline-level="1"><text:span text:style-name="Strong_20_Emphasis">5. </text:span><text:span text:style-name="Strong_20_Emphasis"><text:span text:style-name="Source_20_Text">/google/classroom/announcements</text:span></text:span></text:h>
      <text:h text:style-name="Heading_20_3" text:outline-level="3">Purpose:</text:h>
      <text:p text:style-name="Text_20_body">Fetch announcements from Google Classroom.</text:p>
      <text:h text:style-name="Heading_20_3" text:outline-level="3">What the endpoint does:</text:h>
      <text:list text:style-name="L11">
        <text:list-item>
          <text:p text:style-name="P17">Verify Firebase token</text:p>
        </text:list-item>
        <text:list-item>
          <text:p text:style-name="P17">Load OAuth tokens</text:p>
        </text:list-item>
        <text:list-item>
          <text:p text:style-name="P17">Refresh if needed</text:p>
        </text:list-item>
        <text:list-item>
          <text:p text:style-name="P17">Call:</text:p>
          <text:p text:style-name="P5"><text:span text:style-name="Source_20_Text">GET https://classroom.googleapis.com/v1/courses</text:span></text:p>
          <text:p text:style-name="P6"><text:span text:style-name="Source_20_Text">GET https://classroom.googleapis.com/v1/courses/{courseId}/announcements</text:span></text:p>
        </text:list-item>
        <text:list-item>
          <text:p text:style-name="P17">Return combined structured JSON for the UniDash app</text:p>
        </text:list-item>
      </text:list>
      <text:p text:style-name="Horizontal_20_Line"/>
      <text:h text:style-name="Heading_20_1" text:outline-level="1">----------------------------------</text:h>
      <text:h text:style-name="Heading_20_1" text:outline-level="1"><text:span text:style-name="Strong_20_Emphasis">6. </text:span><text:span text:style-name="Strong_20_Emphasis"><text:span text:style-name="Source_20_Text">/user/profile</text:span></text:span><text:span text:style-name="Strong_20_Emphasis"> updates</text:span></text:h>
      <text:p text:style-name="Text_20_body">Your <text:span text:style-name="Source_20_Text">GET /user/profile</text:span> now also returns:</text:p>
      <text:p text:style-name="P1"><text:span text:style-name="Source_20_Text">oauth_connected: true/false</text:span></text:p>
      <text:p text:style-name="Text_20_body">If false → Flutter shows “Connect Google Account” UI.<text:line-break/>If true → Flutter can start fetching Gmail + Classroom data.</text:p>
      <text:p text:style-name="Horizontal_20_Line"/>
      <text:h text:style-name="Heading_20_1" text:outline-level="1">----------------------------------</text:h>
      <text:h text:style-name="Heading_20_1" text:outline-level="1"><text:span text:style-name="Strong_20_Emphasis">7. Database Model (OAuthToken)</text:span></text:h>
      <text:p text:style-name="Preformatted_20_Text"><text:span text:style-name="Source_20_Text">class OAuthToken(Base):</text:span></text:p>
      <text:p text:style-name="Preformatted_20_Text"><text:span text:style-name="Source_20_Text"><text:s text:c="4"/>__tablename__ = "oauth_tokens"</text:span></text:p>
      <text:p text:style-name="Preformatted_20_Text"/>
      <text:p text:style-name="Preformatted_20_Text"><text:span text:style-name="Source_20_Text"><text:s text:c="4"/>uid = Column(String, primary_key=True) <text:s text:c="2"/># FK to users.uid</text:span></text:p>
      <text:p text:style-name="Preformatted_20_Text"><text:span text:style-name="Source_20_Text"><text:s text:c="4"/>access_token = Column(Text)</text:span></text:p>
      <text:p text:style-name="Preformatted_20_Text"><text:span text:style-name="Source_20_Text"><text:s text:c="4"/>refresh_token = Column(Text)</text:span></text:p>
      <text:p text:style-name="Preformatted_20_Text"><text:span text:style-name="Source_20_Text"><text:s text:c="4"/>expires_at = Column(DateTime)</text:span></text:p>
      <text:p text:style-name="Preformatted_20_Text"><text:span text:style-name="Source_20_Text"><text:s text:c="4"/>scopes = Column(Text)</text:span></text:p>
      <text:p text:style-name="P1"><text:soft-page-break/><text:span text:style-name="Source_20_Text"><text:s text:c="4"/>token_type = Column(String)</text:span></text:p>
      <text:p text:style-name="Text_20_body">Each user has exactly ONE token record.</text:p>
      <text:p text:style-name="Horizontal_20_Line"/>
      <text:h text:style-name="Heading_20_1" text:outline-level="1">----------------------------------</text:h>
      <text:h text:style-name="Heading_20_1" text:outline-level="1"><text:span text:style-name="Strong_20_Emphasis">8. How the full flow works for the user</text:span></text:h>
      <text:h text:style-name="Heading_20_3" text:outline-level="3">Step 1 — User logs into Flutter using Firebase</text:h>
      <text:h text:style-name="Heading_20_3" text:outline-level="3">Step 2 — Flutter calls <text:span text:style-name="Source_20_Text">/user/profile</text:span></text:h>
      <text:p text:style-name="Text_20_body">– backend returns <text:span text:style-name="Source_20_Text">oauth_connected = false</text:span></text:p>
      <text:h text:style-name="Heading_20_3" text:outline-level="3">Step 3 — Flutter calls <text:span text:style-name="Source_20_Text">/auth/google/url</text:span></text:h>
      <text:p text:style-name="Text_20_body">– gets Google consent URL</text:p>
      <text:h text:style-name="Heading_20_3" text:outline-level="3">Step 4 — User signs in using Google OAuth</text:h>
      <text:p text:style-name="Text_20_body">– Flutter receives <text:span text:style-name="Source_20_Text">authorization code</text:span></text:p>
      <text:h text:style-name="Heading_20_3" text:outline-level="3">Step 5 — Flutter sends the code → <text:span text:style-name="Source_20_Text">/auth/google/exchange</text:span></text:h>
      <text:p text:style-name="Text_20_body">– backend stores access+refresh tokens</text:p>
      <text:h text:style-name="Heading_20_3" text:outline-level="3">Step 6 — Now user is "Google-connected"</text:h>
      <text:h text:style-name="Heading_20_3" text:outline-level="3">Step 7 — Flutter calls Gmail/Classroom endpoints</text:h>
      <text:p text:style-name="Text_20_body">– backend automatically refreshes tokens<text:line-break/>– backend returns data</text:p>
      <text:p text:style-name="Horizontal_20_Line"/>
      <text:h text:style-name="Heading_20_1" text:outline-level="1">----------------------------------</text:h>
      <text:h text:style-name="Heading_20_1" text:outline-level="1"><text:span text:style-name="Strong_20_Emphasis">9. Summary of All Endpoint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Endpoint</text:p>
            </table:table-cell>
            <table:table-cell table:style-name="Table1.A1" office:value-type="string">
              <text:p text:style-name="Table_20_Heading">Method</text:p>
            </table:table-cell>
            <table:table-cell table:style-name="Table1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/auth/google/url</text:span></text:p>
          </table:table-cell>
          <table:table-cell table:style-name="Table1.A1" office:value-type="string">
            <text:p text:style-name="Table_20_Contents">GET</text:p>
          </table:table-cell>
          <table:table-cell table:style-name="Table1.A1" office:value-type="string">
            <text:p text:style-name="Table_20_Contents">Generate OAuth consent URL</text:p>
          </table:table-cell>
        </table:table-row>
        <table:table-row>
          <table:table-cell table:style-name="Table1.A1" office:value-type="string">
            <text:p text:style-name="Table_20_Contents"><text:span text:style-name="Source_20_Text">/auth/google/exchange</text:span></text:p>
          </table:table-cell>
          <table:table-cell table:style-name="Table1.A1" office:value-type="string">
            <text:p text:style-name="Table_20_Contents">POST</text:p>
          </table:table-cell>
          <table:table-cell table:style-name="Table1.A1" office:value-type="string">
            <text:p text:style-name="Table_20_Contents">Exchange code → tokens and store in DB</text:p>
          </table:table-cell>
        </table:table-row>
        <table:table-row>
          <table:table-cell table:style-name="Table1.A1" office:value-type="string">
            <text:p text:style-name="Table_20_Contents"><text:span text:style-name="Source_20_Text">/google/gmail/messages</text:span></text:p>
          </table:table-cell>
          <table:table-cell table:style-name="Table1.A1" office:value-type="string">
            <text:p text:style-name="Table_20_Contents">GET</text:p>
          </table:table-cell>
          <table:table-cell table:style-name="Table1.A1" office:value-type="string">
            <text:p text:style-name="Table_20_Contents">Fetch Gmail messages</text:p>
          </table:table-cell>
        </table:table-row>
        <table:table-row>
          <table:table-cell table:style-name="Table1.A1" office:value-type="string">
            <text:p text:style-name="Table_20_Contents"><text:span text:style-name="Source_20_Text">/google/classroom/announcements</text:span></text:p>
          </table:table-cell>
          <table:table-cell table:style-name="Table1.A1" office:value-type="string">
            <text:p text:style-name="Table_20_Contents">GET</text:p>
          </table:table-cell>
          <table:table-cell table:style-name="Table1.A1" office:value-type="string">
            <text:p text:style-name="Table_20_Contents">Fetch Classroom announcements</text:p>
          </table:table-cell>
        </table:table-row>
        <table:table-row>
          <table:table-cell table:style-name="Table1.A1" office:value-type="string">
            <text:p text:style-name="Table_20_Contents"><text:span text:style-name="Source_20_Text">/user/profile</text:span></text:p>
          </table:table-cell>
          <table:table-cell table:style-name="Table1.A1" office:value-type="string">
            <text:p text:style-name="Table_20_Contents">GET</text:p>
          </table:table-cell>
          <table:table-cell table:style-name="Table1.A1" office:value-type="string">
            <text:p text:style-name="Table_20_Contents">Tell Flutter if OAuth is connected</text:p>
          </table:table-cell>
        </table:table-row>
        <text:soft-page-break/>
        <table:table-row>
          <table:table-cell table:style-name="Table1.A1" office:value-type="string">
            <text:p text:style-name="Table_20_Contents"><text:span text:style-name="Source_20_Text">/auth/google/refresh</text:span></text:p>
          </table:table-cell>
          <table:table-cell table:style-name="Table1.A1" office:value-type="string">
            <text:p text:style-name="Table_20_Contents">internal</text:p>
          </table:table-cell>
          <table:table-cell table:style-name="Table1.A1" office:value-type="string">
            <text:p text:style-name="Table_20_Contents">Auto-refresh tokens</text:p>
          </table:table-cell>
        </table:table-row>
      </table:table>
      <text:p text:style-name="Horizontal_20_Line"/>
      <text:h text:style-name="Heading_20_1" text:outline-level="1">----------------------------------</text:h>
      <text:h text:style-name="Heading_20_1" text:outline-level="1"><text:span text:style-name="Strong_20_Emphasis">10. Next Step</text:span></text:h>
      <text:p text:style-name="Text_20_body">Now that the architecture is clear, tell me <text:span text:style-name="Strong_20_Emphasis">which endpoint you want to implement first</text:span>:</text:p>
      <text:p text:style-name="Text_20_body">A) <text:span text:style-name="Source_20_Text">/auth/google/url</text:span> – generate consent URL<text:line-break/>B) <text:span text:style-name="Source_20_Text">/auth/google/exchange</text:span> – store tokens<text:line-break/>C) Migration file for OAuth token table<text:line-break/>D) Gmail fetch endpoint<text:line-break/>E) Classroom fetch endpoint</text:p>
      <text:p text:style-name="Text_20_body">Choose <text:span text:style-name="Strong_20_Emphasis">A</text:span> if you want to begin the flow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12T22:06:19.745000000</meta:creation-date>
    <dc:date>2025-12-12T22:06:55.417000000</dc:date>
    <meta:editing-duration>PT36S</meta:editing-duration>
    <meta:editing-cycles>1</meta:editing-cycles>
    <meta:document-statistic meta:table-count="1" meta:image-count="0" meta:object-count="0" meta:page-count="7" meta:paragraph-count="175" meta:word-count="839" meta:character-count="5905" meta:non-whitespace-character-count="5237"/>
    <meta:generator>LibreOffice/24.2.5.2$Windows_X86_64 LibreOffice_project/bffef4ea93e59bebbeaf7f431bb02b1a39ee8a59</meta:generator>
  </office:meta>
</office:document-meta>
</file>